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ba67" officeooo:paragraph-rsid="000cba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N° 3 :</text:p>
      <text:p text:style-name="P1"/>
      <text:p text:style-name="P1">1) La fonction eval-poly prend une valeur «x» donné par l’utilisateur et fait des multiplications addition et soustraction</text:p>
      <text:p text:style-name="P1">par exemple : 3 * x * x – 4 – x + 1</text:p>
      <text:p text:style-name="P1">donc si on remplace le x par 1 : 3 *1 * 1 – 4 * 1 + 1 = 0</text:p>
      <text:p text:style-name="P1">ou bien si on prend x = 2 </text:p>
      <text:p text:style-name="P1">on a alors : 3 * 2 * 2 – 4 <text:s/>* 2 + 1 = 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6:27:10.501402930</meta:creation-date>
    <dc:date>2022-10-06T16:31:27.542937478</dc:date>
    <meta:editing-duration>PT4M18S</meta:editing-duration>
    <meta:editing-cycles>1</meta:editing-cycles>
    <meta:document-statistic meta:table-count="0" meta:image-count="0" meta:object-count="0" meta:page-count="1" meta:paragraph-count="6" meta:word-count="78" meta:character-count="288" meta:non-whitespace-character-count="210"/>
    <meta:generator>LibreOffice/6.4.7.2$Linux_X86_64 LibreOffice_project/40$Build-2</meta:generator>
  </office:meta>
</office:document-meta>
</file>